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rms</text:p>
          </table:table-cell>
          <table:table-cell office:value-type="string" calcext:value-type="string">
            <text:p>mae</text:p>
          </table:table-cell>
        </table:table-row>
        <table:table-row table:style-name="ro1">
          <table:table-cell office:value-type="string" calcext:value-type="string">
            <text:p>simple1</text:p>
          </table:table-cell>
          <table:table-cell office:value-type="float" office:value="0.410020190879766" calcext:value-type="float">
            <text:p>0.410020190879766</text:p>
          </table:table-cell>
          <table:table-cell office:value-type="float" office:value="0.233796003657647" calcext:value-type="float">
            <text:p>0.233796003657647</text:p>
          </table:table-cell>
        </table:table-row>
        <table:table-row table:style-name="ro1">
          <table:table-cell office:value-type="string" calcext:value-type="string">
            <text:p>simple2</text:p>
          </table:table-cell>
          <table:table-cell office:value-type="float" office:value="0.642441538994473" calcext:value-type="float">
            <text:p>0.642441538994473</text:p>
          </table:table-cell>
          <table:table-cell office:value-type="float" office:value="0.331709070158529" calcext:value-type="float">
            <text:p>0.331709070158529</text:p>
          </table:table-cell>
        </table:table-row>
        <table:table-row table:style-name="ro1">
          <table:table-cell office:value-type="string" calcext:value-type="string">
            <text:p>resudial1</text:p>
          </table:table-cell>
          <table:table-cell office:value-type="float" office:value="0.213743768278051" calcext:value-type="float">
            <text:p>0.213743768278051</text:p>
          </table:table-cell>
          <table:table-cell office:value-type="float" office:value="0.104724036955352" calcext:value-type="float">
            <text:p>0.104724036955352</text:p>
          </table:table-cell>
        </table:table-row>
        <table:table-row table:style-name="ro1">
          <table:table-cell office:value-type="string" calcext:value-type="string">
            <text:p>residual2</text:p>
          </table:table-cell>
          <table:table-cell office:value-type="float" office:value="0.10090816031663" calcext:value-type="float">
            <text:p>0.10090816031663</text:p>
          </table:table-cell>
          <table:table-cell office:value-type="float" office:value="0.0496570031019425" calcext:value-type="float">
            <text:p>0.0496570031019425</text:p>
          </table:table-cell>
        </table:table-row>
        <table:table-row table:style-name="ro1">
          <table:table-cell office:value-type="string" calcext:value-type="string">
            <text:p>stratifed1</text:p>
          </table:table-cell>
          <table:table-cell office:value-type="float" office:value="0.274648531237199" calcext:value-type="float">
            <text:p>0.274648531237199</text:p>
          </table:table-cell>
          <table:table-cell office:value-type="float" office:value="0.0846285134172423" calcext:value-type="float">
            <text:p>0.0846285134172423</text:p>
          </table:table-cell>
        </table:table-row>
        <table:table-row table:style-name="ro1">
          <table:table-cell office:value-type="string" calcext:value-type="string">
            <text:p>stratifed2</text:p>
          </table:table-cell>
          <table:table-cell office:value-type="float" office:value="0.088366567199761" calcext:value-type="float">
            <text:p>0.088366567199761</text:p>
          </table:table-cell>
          <table:table-cell office:value-type="float" office:value="0.0512668379738394" calcext:value-type="float">
            <text:p>0.0512668379738394</text:p>
          </table:table-cell>
        </table:table-row>
        <table:table-row table:style-name="ro1">
          <table:table-cell office:value-type="string" calcext:value-type="string">
            <text:p>systematic1</text:p>
          </table:table-cell>
          <table:table-cell office:value-type="float" office:value="0.062698239431297" calcext:value-type="float">
            <text:p>0.062698239431297</text:p>
          </table:table-cell>
          <table:table-cell office:value-type="float" office:value="0.0382722325738742" calcext:value-type="float">
            <text:p>0.0382722325738742</text:p>
          </table:table-cell>
        </table:table-row>
        <table:table-row table:style-name="ro1">
          <table:table-cell office:value-type="string" calcext:value-type="string">
            <text:p>syste2</text:p>
          </table:table-cell>
          <table:table-cell office:value-type="float" office:value="0.5125097985105" calcext:value-type="float">
            <text:p>0.5125097985105</text:p>
          </table:table-cell>
          <table:table-cell office:value-type="float" office:value="0.27360421182571" calcext:value-type="float">
            <text:p>0.273604211825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2:34:42.577415352</meta:creation-date>
    <dc:date>2024-12-08T12:44:33.887749601</dc:date>
    <meta:editing-duration>PT9M51S</meta:editing-duration>
    <meta:editing-cycles>1</meta:editing-cycles>
    <meta:document-statistic meta:table-count="1" meta:cell-count="26" meta:object-count="0"/>
    <meta:generator>LibreOffice/7.3.7.2$Linux_X86_64 LibreOffice_project/30$Build-2</meta:generator>
  </office:meta>
</office:document-meta>
</file>